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20pt" officeooo:rsid="000d5259" officeooo:paragraph-rsid="000d5259" style:font-size-asian="20pt" style:font-size-complex="20pt"/>
    </style:style>
    <style:style style:name="P2" style:family="paragraph" style:parent-style-name="Standard">
      <style:text-properties fo:color="#000000" style:text-outline="false" style:font-name="Liberation Serif" fo:font-size="12pt" fo:letter-spacing="normal" style:letter-kerning="false" style:font-size-asian="12pt" style:font-size-complex="12pt"/>
    </style:style>
    <style:style style:name="P3" style:family="paragraph" style:parent-style-name="Standard">
      <style:paragraph-properties fo:text-align="justify" style:justify-single-word="false"/>
      <style:text-properties fo:color="#000000" style:text-outline="false" style:font-name="Liberation Serif" fo:font-size="12pt" fo:letter-spacing="normal" officeooo:rsid="000d5259" officeooo:paragraph-rsid="000d5259" style:letter-kerning="false" style:font-size-asian="12pt" style:font-size-complex="12pt"/>
    </style:style>
    <style:style style:name="P4" style:family="paragraph" style:parent-style-name="Standard">
      <style:paragraph-properties fo:text-align="justify" style:justify-single-word="false"/>
      <style:text-properties fo:color="#000000" style:text-outline="false" style:font-name="Liberation Serif" fo:font-size="12pt" fo:letter-spacing="normal" officeooo:rsid="000e0aa1" officeooo:paragraph-rsid="000e0aa1" style:letter-kerning="false" style:font-size-asian="12pt" style:font-size-complex="12pt"/>
    </style:style>
    <style:style style:name="P5" style:family="paragraph" style:parent-style-name="Standard">
      <style:paragraph-properties fo:text-align="justify" style:justify-single-word="false"/>
      <style:text-properties fo:color="#000000" style:text-outline="false" style:font-name="Liberation Serif" fo:font-size="12pt" fo:letter-spacing="normal" officeooo:rsid="000fd11e" officeooo:paragraph-rsid="000fd11e" style:letter-kerning="false" style:font-size-asian="12pt" style:font-size-complex="12pt"/>
    </style:style>
    <style:style style:name="P6" style:family="paragraph" style:parent-style-name="Standard">
      <style:paragraph-properties fo:text-align="justify" style:justify-single-word="false"/>
      <style:text-properties fo:color="#000000" style:text-outline="false" style:font-name="Liberation Serif" fo:font-size="12pt" fo:letter-spacing="normal" officeooo:rsid="0010360b" officeooo:paragraph-rsid="0010360b" style:letter-kerning="false" style:font-size-asian="12pt" style:font-size-complex="12pt"/>
    </style:style>
    <style:style style:name="P7" style:family="paragraph" style:parent-style-name="Standard">
      <style:paragraph-properties fo:text-align="justify" style:justify-single-word="false"/>
      <style:text-properties fo:color="#000000" style:text-outline="false" style:font-name="Liberation Serif" fo:font-size="12pt" fo:letter-spacing="normal" officeooo:rsid="0011d134" officeooo:paragraph-rsid="0011d134" style:letter-kerning="false" style:font-size-asian="12pt" style:font-size-complex="12pt"/>
    </style:style>
    <style:style style:name="T1" style:family="text">
      <style:text-properties officeooo:rsid="000fd11e"/>
    </style:style>
    <style:style style:name="T2" style:family="text">
      <style:text-properties officeooo:rsid="0010360b"/>
    </style:style>
    <style:style style:name="T3" style:family="text">
      <style:text-properties officeooo:rsid="0011d1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nthropologie</text:p>
      <text:p text:style-name="P1"/>
      <text:p text:style-name="P3">- Après avoir clarifié quand et dans quel contexte socio-historique particulier l'anthropologie s'est établie en tant que discipline, vous nommerez chaque courant traité dans ces chapitres, le situerez temporellement et mentionnerez ses principaux protagonistes.</text:p>
      <text:p text:style-name="P2">- Vous définirez l'idée principale de chaque courant. En quoi constitue-t-elle une continuation ou rupture avec un/ des courant(s) de pensée précédents?</text:p>
      <text:p text:style-name="P3">- Pour chacun des courants, vous résumerez en 150 à 200 mots les caractéristiques principales.</text:p>
      <text:p text:style-name="P3"/>
      <text:p text:style-name="P4">L’Anthropologie naît au milieu du 19 ème siècle, <text:span text:style-name="T1">elle</text:span> s'inscrit au sein <text:span text:style-name="T1">du</text:span> courant évolutionniste, des travaux de Darwin et de l’idée des Lumières <text:span text:style-name="T1">de l’existence d’</text:span>un seul genre humain. Son é<text:span text:style-name="T1">tablissement </text:span>à lieu au sein d’une époque où la révolution industrielle et les progrès scientifiques <text:span text:style-name="T1">qui</text:span> l’accompagn<text:span text:style-name="T1">e</text:span>nt donnent une supériorité technologique au Occidentaux sur le reste du monde<text:span text:style-name="T1"> qui les</text:span> amènent à penser que leur civilisation est supérieure aux autres. C’es<text:span text:style-name="T1">t </text:span>l’époque <text:span text:style-name="T1">de l’expansion</text:span> du colonialisme <text:span text:style-name="T1">et de la découvertes de nouveaux peuples. </text:span></text:p>
      <text:p text:style-name="P4"/>
      <text:p text:style-name="P5">L’évolutionnisme <text:span text:style-name="T2">apparaît au cours du 19ème siècle en se basant sur les travaux de Tylor, et ceux en biologie de Darwin. Le courant se base sur un concept d’évolutions des sociétés grâce aux progrès, et l’idée que ce progrès est nécessaire. Il y aurait donc une base culturel à toutes les civilisations et un progrès qui se déclencherai en fonction de l'environnement. Si cette idée est remise en cause et peu scientifique, l'évolutionnisme à le mérite d’initier l’anthropologie en tant que science.</text:span></text:p>
      <text:p text:style-name="P5"/>
      <text:p text:style-name="P6">Le second courant, le <text:span text:style-name="T3">diffusionnisme</text:span>, <text:span text:style-name="T3">date de la fin du 19ème siècle et se base sur l’idée qu’un foyer culturel est commun à toutes les civilisations et que celles ci se développent grâce à des interactions entres elles permettant leur évolution part la diffusion. </text:span></text:p>
      <text:p text:style-name="P6"/>
      <text:p text:style-name="P7">Le fonctionnalisme contemporains aux deux premiers courants est également appelé structuro-fonctionnaliste car il émet l’hypothèse d’un système de fonctionnement des relations sociales dans <text:s/>chaque société permettant leur reproduction. En rupture avec les autres courant car ne tenant pas compte des influences événementielles histor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5:03:34.285352000</meta:creation-date>
    <dc:date>2017-03-01T09:14:12.171494000</dc:date>
    <meta:editing-duration>PT18M9S</meta:editing-duration>
    <meta:editing-cycles>3</meta:editing-cycles>
    <meta:generator>LibreOffice/5.1.5.2$MacOSX_X86_64 LibreOffice_project/7a864d8825610a8c07cfc3bc01dd4fce6a9447e5</meta:generator>
    <meta:document-statistic meta:table-count="0" meta:image-count="0" meta:object-count="0" meta:page-count="1" meta:paragraph-count="8" meta:word-count="326" meta:character-count="2174" meta:non-whitespace-character-count="1853"/>
  </office:meta>
</office:document-meta>
</file>